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_20_Spacing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language="en" fo:country="US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ramer</text:span></text:p>
      <text:p text:style-name="No_20_Spacing"/>
      <text:p text:style-name="No_20_Spacing"><text:span text:style-name="T1">13<text:tab/></text:span><text:span text:style-name="T4">Israel</text:span><text:span text:style-name="T1"><text:line-break/>19<text:tab/>Jordanfluss<text:tab/>placeName, geogName?</text:span></text:p>
      <text:p text:style-name="No_20_Spacing"><text:span text:style-name="T1"><text:tab/>Hermon (?)</text:span></text:p>
      <text:p text:style-name="No_20_Spacing"><text:span text:style-name="T1">20<text:tab/></text:span><text:span text:style-name="T4">Jacob</text:span><text:span text:style-name="T1"> (2x)</text:span></text:p>
      <text:p text:style-name="No_20_Spacing"><text:span text:style-name="T1">21<text:tab/></text:span><text:span text:style-name="T4">Abraham</text:span></text:p>
      <text:p text:style-name="No_20_Spacing"><text:span text:style-name="T1">22<text:tab/>Zion</text:span></text:p>
      <text:p text:style-name="No_20_Spacing"><text:span text:style-name="T1"><text:tab/>Salem</text:span></text:p>
      <text:p text:style-name="No_20_Spacing"><text:span text:style-name="T1">33<text:tab/>Jerusalem</text:span></text:p>
      <text:p text:style-name="No_20_Spacing"><text:span text:style-name="T1"><text:tab/>Judäa</text:span></text:p>
      <text:p text:style-name="No_20_Spacing"><text:span text:style-name="T1">34<text:tab/>Zion (2x)</text:span></text:p>
      <text:p text:style-name="No_20_Spacing"><text:span text:style-name="T1"><text:tab/></text:span><text:span text:style-name="T4">Levi</text:span></text:p>
      <text:p text:style-name="No_20_Spacing"><text:span text:style-name="T1"><text:tab/></text:span><text:span text:style-name="T4">Moses</text:span></text:p>
      <text:p text:style-name="No_20_Spacing"><text:span text:style-name="T1"><text:tab/></text:span><text:span text:style-name="T4">Aaron</text:span></text:p>
      <text:p text:style-name="No_20_Spacing"><text:span text:style-name="T1"><text:tab/></text:span><text:span text:style-name="T4">Israel</text:span></text:p>
      <text:p text:style-name="No_20_Spacing"><text:span text:style-name="T1">36<text:tab/></text:span><text:span text:style-name="T4">Mose</text:span></text:p>
      <text:p text:style-name="No_20_Spacing"><text:span text:style-name="T1"><text:tab/></text:span><text:span text:style-name="T4">Jacob</text:span></text:p>
      <text:p text:style-name="No_20_Spacing"><text:span text:style-name="T1">40<text:tab/>Zion</text:span></text:p>
      <text:p text:style-name="No_20_Spacing"><text:span text:style-name="T1"><text:tab/></text:span><text:span text:style-name="T4">Melchisedek</text:span></text:p>
      <text:p text:style-name="No_20_Spacing"><text:span text:style-name="T1">41<text:tab/></text:span><text:span text:style-name="T4">Jacob</text:span></text:p>
      <text:p text:style-name="No_20_Spacing"><text:span text:style-name="T1">44<text:tab/>Zion</text:span></text:p>
      <text:p text:style-name="No_20_Spacing"><text:span text:style-name="T1"><text:tab/></text:span><text:span text:style-name="T4">Israel</text:span></text:p>
      <text:p text:style-name="No_20_Spacing"><text:span text:style-name="T1">45<text:tab/>Zion</text:span></text:p>
      <text:p text:style-name="No_20_Spacing"><text:span text:style-name="T1"><text:tab/>Jerusalem</text:span></text:p>
      <text:p text:style-name="No_20_Spacing"><text:span text:style-name="T1"><text:tab/></text:span><text:span text:style-name="T4">Jacob</text:span></text:p>
      <text:p text:style-name="No_20_Spacing"><text:span text:style-name="T1">46<text:tab/></text:span><text:span text:style-name="T4">Jacob</text:span></text:p>
      <text:p text:style-name="No_20_Spacing"><text:span text:style-name="T1"><text:tab/></text:span><text:span text:style-name="T4">Israel</text:span></text:p>
      <text:p text:style-name="No_20_Spacing"><text:span text:style-name="T1">50<text:tab/></text:span><text:span text:style-name="T4">Jacob</text:span></text:p>
      <text:p text:style-name="No_20_Spacing"><text:span text:style-name="T1"><text:tab/>Zion</text:span></text:p>
      <text:p text:style-name="No_20_Spacing"><text:span text:style-name="T1">51<text:tab/></text:span><text:span text:style-name="T4">Jacob</text:span></text:p>
      <text:p text:style-name="No_20_Spacing"/>
      <text:p text:style-name="No_20_Spacing"/>
      <text:p text:style-name="No_20_Spacing"/>
      <text:p text:style-name="No_20_Spacing"/>
      <text:p text:style-name="No_20_Spacing"><text:span text:style-name="T2">Gellert</text:span></text:p>
      <text:p text:style-name="No_20_Spacing"/>
      <text:p text:style-name="No_20_Spacing"><text:span text:style-name="T1">72<text:tab/>Zion<text:line-break/><text:line-break/></text:span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><text:span text:style-name="T2">Sturm I</text:span></text:p>
      <text:p text:style-name="No_20_Spacing"/>
      <text:p text:style-name="No_20_Spacing"/>
      <text:p text:style-name="No_20_Spacing"/>
      <text:p text:style-name="No_20_Spacing"/>
      <text:p text:style-name="No_20_Spacing"><text:span text:style-name="T1">3<text:tab/></text:span><text:span text:style-name="T4">Adam</text:span></text:p>
      <text:p text:style-name="No_20_Spacing"><text:soft-page-break/><text:span text:style-name="T1">6<text:tab/></text:span><text:span text:style-name="T4">Petrus</text:span><text:span text:style-name="T1"><text:line-break/>9<text:tab/></text:span><text:span text:style-name="T4">Simeon</text:span><text:span text:style-name="T1"><text:line-break/><text:tab/></text:span><text:span text:style-name="T4">Jacob</text:span></text:p>
      <text:p text:style-name="No_20_Spacing"><text:span text:style-name="T1">21<text:tab/>Zion</text:span></text:p>
      <text:p text:style-name="No_20_Spacing"/>
      <text:p text:style-name="No_20_Spacing"/>
      <text:p text:style-name="No_20_Spacing"/>
      <text:p text:style-name="No_20_Spacing"><text:span text:style-name="T3">Sturm II</text:span></text:p>
      <text:p text:style-name="No_20_Spacing"/>
      <text:p text:style-name="No_20_Spacing"><text:span text:style-name="T1">8<text:tab/>Golgatha</text:span></text:p>
      <text:p text:style-name="No_20_Spacing"><text:span text:style-name="T1">25<text:tab/>Golgatha (5x)</text:span></text:p>
      <text:p text:style-name="No_20_Spacing"><text:span text:style-name="T1">31<text:tab/>Gethsemane</text:span></text:p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family="Calibri" style:font-family-generic="roman" style:font-pitch="variable" fo:font-size="11pt" fo:language="de" fo:country="DE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style:line-height-at-least="0.176cm"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family="Calibri" style:font-family-generic="roman" style:font-pitch="variable" fo:font-size="11pt" fo:language="de" fo:country="DE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4:38:00</meta:creation-date>
    <meta:initial-creator>Ruprecht Langer</meta:initial-creator>
    <dc:creator>Ruprecht Langer</dc:creator>
    <dc:date>2014-04-09T16:49:00</dc:date>
    <meta:editing-cycles>16</meta:editing-cycles>
    <meta:editing-duration>P0D</meta:editing-duration>
    <meta:generator>LibreOffice/5.4.1.2$Linux_X86_64 LibreOffice_project/40m0$Build-2</meta:generator>
    <meta:document-statistic meta:table-count="0" meta:image-count="0" meta:object-count="0" meta:page-count="2" meta:paragraph-count="39" meta:word-count="73" meta:character-count="372" meta:non-whitespace-character-count="321"/>
    <meta:template xlink:type="simple" xlink:actuate="onRequest" xlink:title="Normal.dotm" xlink:href=""/>
  </office:meta>
</office:document-meta>
</file>